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17in"/>
    </style:style>
    <style:style style:name="co2" style:family="table-column">
      <style:table-column-properties fo:break-before="auto" style:column-width="1.2346in"/>
    </style:style>
    <style:style style:name="co3" style:family="table-column">
      <style:table-column-properties fo:break-before="auto" style:column-width="7.8602in"/>
    </style:style>
    <style:style style:name="co4" style:family="table-column">
      <style:table-column-properties fo:break-before="auto" style:column-width="0.6283in"/>
    </style:style>
    <style:style style:name="co5" style:family="table-column">
      <style:table-column-properties fo:break-before="auto" style:column-width="0.3445in"/>
    </style:style>
    <style:style style:name="co6" style:family="table-column">
      <style:table-column-properties fo:break-before="auto" style:column-width="1.242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 style:data-style-name="N104"/>
    <style:style style:name="ce3" style:family="table-cell" style:parent-style-name="Default" style:data-style-name="N10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ce2"/>
        <table:table-column table:style-name="co7" table:visibility="collapse" table:number-columns-repeated="1017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on board</text:p>
          </table:table-cell>
          <table:table-cell office:value-type="string" calcext:value-type="string">
            <text:p>Purchase Link</text:p>
          </table:table-cell>
          <table:table-cell office:value-type="string" calcext:value-type="string">
            <text:p>Qty Req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Cost per Boar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B25 Connector</text:p>
          </table:table-cell>
          <table:table-cell table:style-name="ce1" office:value-type="string" calcext:value-type="string">
            <text:p>X1-G</text:p>
          </table:table-cell>
          <table:table-cell office:value-type="string" calcext:value-type="string">
            <text:p><text:a xlink:href="https://www.ebay.com/itm/173348286051/" xlink:type="simple">https://www.ebay.com/itm/173348286051/</text:a></text:p>
          </table:table-cell>
          <table:table-cell office:value-type="float" office:value="1" calcext:value-type="float">
            <text:p>1</text:p>
          </table:table-cell>
          <table:table-cell table:style-name="ce3" office:value-type="currency" office:currency="USD" office:value="14.25" calcext:value-type="currency">
            <text:p>$14.25</text:p>
          </table:table-cell>
          <table:table-cell office:value-type="float" office:value="10" calcext:value-type="float">
            <text:p>10</text:p>
          </table:table-cell>
          <table:table-cell table:formula="of:=IF([.E2] &gt; 0; ([.E2]/[.F2]) * [.D2]; &quot;&quot;)" office:value-type="currency" office:currency="USD" office:value="1.425" calcext:value-type="currency">
            <text:p>$1.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duino Mega</text:p>
          </table:table-cell>
          <table:table-cell office:value-type="string" calcext:value-type="string">
            <text:p>B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IF([.E3] &gt; 0; ([.E3]/[.F3]) * [.D3]; 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rrel Jack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<text:a xlink:href="https://www.ebay.com/itm/164829851619/" xlink:type="simple">https://www.ebay.com/itm/164829851619/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8" calcext:value-type="currency">
            <text:p>$1.80</text:p>
          </table:table-cell>
          <table:table-cell office:value-type="float" office:value="10" calcext:value-type="float">
            <text:p>10</text:p>
          </table:table-cell>
          <table:table-cell table:formula="of:=IF([.E4] &gt; 0; ([.E4]/[.F4]) * [.D4]; &quot;&quot;)" office:value-type="currency" office:currency="USD" office:value="0.18" calcext:value-type="currency">
            <text:p>$0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 Filtering Caps</text:p>
          </table:table-cell>
          <table:table-cell office:value-type="string" calcext:value-type="string">
            <text:p>C1, C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F([.E5] &gt; 0; ([.E5]/[.F5]) * [.D5]; &quot;&quot;)">
            <text:p/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IF([.E6] &gt; 0; ([.E6]/[.F6]) * [.D6]; 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PN Transistor</text:p>
          </table:table-cell>
          <table:table-cell office:value-type="string" calcext:value-type="string">
            <text:p>T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IF([.E7] &gt; 0; ([.E7]/[.F7]) * [.D7]; &quot;&quot;)">
            <text:p/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VR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IF([.E8] &gt; 0; ([.E8]/[.F8]) * [.D8]; 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ltimate GPS Breakout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<text:a xlink:href="https://www.adafruit.com/product/746/" xlink:type="simple">https://www.adafruit.com/product/746/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9.95" calcext:value-type="currency">
            <text:p>$39.95</text:p>
          </table:table-cell>
          <table:table-cell office:value-type="float" office:value="1" calcext:value-type="float">
            <text:p>1</text:p>
          </table:table-cell>
          <table:table-cell table:formula="of:=IF([.E9] &gt; 0; ([.E9]/[.F9]) * [.D9]; &quot;&quot;)" office:value-type="currency" office:currency="USD" office:value="39.95" calcext:value-type="currency">
            <text:p>$39.95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RTC</text:p>
          </table:table-cell>
          <table:table-cell office:value-type="string" calcext:value-type="string">
            <text:p><text:a xlink:href="https://www.adafruit.com/product/3013/" xlink:type="simple">https://www.adafruit.com/product/3013/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3.95" calcext:value-type="currency">
            <text:p>$13.95</text:p>
          </table:table-cell>
          <table:table-cell office:value-type="float" office:value="1" calcext:value-type="float">
            <text:p>1</text:p>
          </table:table-cell>
          <table:table-cell table:formula="of:=IF([.E10] &gt; 0; ([.E10]/[.F10]) * [.D10]; &quot;&quot;)" office:value-type="currency" office:currency="USD" office:value="13.95" calcext:value-type="currency">
            <text:p>$13.95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74HC595</text:p>
          </table:table-cell>
          <table:table-cell office:value-type="string" calcext:value-type="string">
            <text:p><text:a xlink:href="https://www.ebay.com/itm/254185620371/" xlink:type="simple">https://www.ebay.com/itm/254185620371/</text:a>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3.99" calcext:value-type="currency">
            <text:p>$3.99</text:p>
          </table:table-cell>
          <table:table-cell office:value-type="float" office:value="5" calcext:value-type="float">
            <text:p>5</text:p>
          </table:table-cell>
          <table:table-cell table:formula="of:=IF([.E11] &gt; 0; ([.E11]/[.F11]) * [.D11]; &quot;&quot;)" office:value-type="currency" office:currency="USD" office:value="1.596" calcext:value-type="currency">
            <text:p>$1.6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CD74HC238E</text:p>
          </table:table-cell>
          <table:table-cell office:value-type="string" calcext:value-type="string">
            <text:p><text:a xlink:href="https://www.ebay.com/itm/174893146093/" xlink:type="simple">https://www.ebay.com/itm/174893146093/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.06" calcext:value-type="currency">
            <text:p>$9.06</text:p>
          </table:table-cell>
          <table:table-cell office:value-type="float" office:value="5" calcext:value-type="float">
            <text:p>5</text:p>
          </table:table-cell>
          <table:table-cell table:formula="of:=IF([.E12] &gt; 0; ([.E12]/[.F12]) * [.D12]; &quot;&quot;)" office:value-type="currency" office:currency="USD" office:value="1.812" calcext:value-type="currency">
            <text:p>$1.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p Switches</text:p>
          </table:table-cell>
          <table:table-cell office:value-type="string" calcext:value-type="string">
            <text:p>SW1, SW2</text:p>
          </table:table-cell>
          <table:table-cell office:value-type="string" calcext:value-type="string">
            <text:p><text:a xlink:href="https://www.ebay.com/itm/265138440595/" xlink:type="simple">https://www.ebay.com/itm/265138440595/</text:a>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.49" calcext:value-type="currency">
            <text:p>$2.49</text:p>
          </table:table-cell>
          <table:table-cell office:value-type="float" office:value="5" calcext:value-type="float">
            <text:p>5</text:p>
          </table:table-cell>
          <table:table-cell table:formula="of:=IF([.E13] &gt; 0; ([.E13]/[.F13]) * [.D13]; &quot;&quot;)" office:value-type="currency" office:currency="USD" office:value="0.996" calcext:value-type="currency">
            <text:p>$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x7 User Header</text:p>
          </table:table-cell>
          <table:table-cell office:value-type="string" calcext:value-type="string">
            <text:p>H1</text:p>
          </table:table-cell>
          <table:table-cell table:number-columns-repeated="4"/>
          <table:table-cell table:formula="of:=IF([.E14] &gt; 0; ([.E14]/[.F14]) * [.D14]; 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male 1x header strip</text:p>
          </table:table-cell>
          <table:table-cell/>
          <table:table-cell office:value-type="string" calcext:value-type="string">
            <text:p><text:a xlink:href="https://www.ebay.com/itm/384224938033/" xlink:type="simple">https://www.ebay.com/itm/384224938033/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64" calcext:value-type="currency">
            <text:p>$1.64</text:p>
          </table:table-cell>
          <table:table-cell office:value-type="float" office:value="10" calcext:value-type="float">
            <text:p>10</text:p>
          </table:table-cell>
          <table:table-cell table:formula="of:=IF([.E15] &gt; 0; ([.E15]/[.F15]) * [.D15]; &quot;&quot;)" office:value-type="currency" office:currency="USD" office:value="0.164" calcext:value-type="currency">
            <text:p>$0.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le 1x header strip</text:p>
          </table:table-cell>
          <table:table-cell/>
          <table:table-cell office:value-type="string" calcext:value-type="string">
            <text:p><text:a xlink:href="https://www.ebay.com/itm/321667114644/" xlink:type="simple">https://www.ebay.com/itm/321667114644/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.99" calcext:value-type="currency">
            <text:p>$4.99</text:p>
          </table:table-cell>
          <table:table-cell office:value-type="float" office:value="10" calcext:value-type="float">
            <text:p>10</text:p>
          </table:table-cell>
          <table:table-cell table:formula="of:=IF([.E16] &gt; 0; ([.E16]/[.F16]) * [.D16]; &quot;&quot;)" office:value-type="currency" office:currency="USD" office:value="0.499" calcext:value-type="currency">
            <text:p>$0.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le 2x Header strip</text:p>
          </table:table-cell>
          <table:table-cell/>
          <table:table-cell office:value-type="string" calcext:value-type="string">
            <text:p><text:a xlink:href="https://www.ebay.com/itm/264546854447/" xlink:type="simple">https://www.ebay.com/itm/264546854447/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.99" calcext:value-type="currency">
            <text:p>$6.99</text:p>
          </table:table-cell>
          <table:table-cell office:value-type="float" office:value="5" calcext:value-type="float">
            <text:p>5</text:p>
          </table:table-cell>
          <table:table-cell table:formula="of:=IF([.E17] &gt; 0; ([.E17]/[.F17]) * [.D17]; &quot;&quot;)" office:value-type="currency" office:currency="USD" office:value="1.398" calcext:value-type="currency">
            <text:p>$1.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ional dip sockets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<text:a xlink:href="https://www.ebay.com/itm/122557703114/" xlink:type="simple">https://www.ebay.com/itm/122557703114/</text:a>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2.39" calcext:value-type="currency">
            <text:p>$2.39</text:p>
          </table:table-cell>
          <table:table-cell office:value-type="float" office:value="10" calcext:value-type="float">
            <text:p>10</text:p>
          </table:table-cell>
          <table:table-cell table:formula="of:=IF([.E18] &gt; 0; ([.E18]/[.F18]) * [.D18]; &quot;&quot;)" office:value-type="currency" office:currency="USD" office:value="0.717" calcext:value-type="currency">
            <text:p>$0.7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IF([.E19] &gt; 0; ([.E19]/[.F19]) * [.D19]; &quot;&quot;)">
            <text:p/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IF([.E20] &gt; 0; ([.E20]/[.F20]) * [.D20]; &quot;&quot;)">
            <text:p/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IF([.E21] &gt; 0; ([.E21]/[.F21]) * [.D21]; &quot;&quot;)">
            <text:p/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IF([.E22] &gt; 0; ([.E22]/[.F22]) * [.D22]; &quot;&quot;)">
            <text:p/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IF([.E23] &gt; 0; ([.E23]/[.F23]) * [.D23]; &quot;&quot;)">
            <text:p/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IF([.E24] &gt; 0; ([.E24]/[.F24]) * [.D24]; &quot;&quot;)">
            <text:p/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IF([.E25] &gt; 0; ([.E25]/[.F25]) * [.D25]; &quot;&quot;)">
            <text:p/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IF([.E26] &gt; 0; ([.E26]/[.F26]) * [.D26]; &quot;&quot;)">
            <text:p/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IF([.E27] &gt; 0; ([.E27]/[.F27]) * [.D27]; &quot;&quot;)">
            <text:p/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IF([.E28] &gt; 0; ([.E28]/[.F28]) * [.D28]; &quot;&quot;)">
            <text:p/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IF([.E29] &gt; 0; ([.E29]/[.F29]) * [.D29]; &quot;&quot;)">
            <text:p/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IF([.E30] &gt; 0; ([.E30]/[.F30]) * [.D30]; &quot;&quot;)">
            <text:p/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IF([.E31] &gt; 0; [.E31]/[.F31]; &quot;&quot;)">
            <text:p/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21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10121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8-26T11:48:43.008585711</meta:creation-date>
    <dc:date>2021-08-26T12:25:20.611065213</dc:date>
    <meta:editing-duration>PT25M55S</meta:editing-duration>
    <meta:editing-cycles>5</meta:editing-cycles>
    <meta:generator>LibreOffice/7.1.5.2$Linux_X86_64 LibreOffice_project/c18cfcb0f8824ad4ef2fc2ec0bd004713f8a9d14</meta:generator>
    <meta:document-statistic meta:table-count="1" meta:cell-count="116" meta:object-count="0"/>
    <meta:user-defined meta:name="qrichtext">1</meta:user-defined>
  </office:meta>
</office:document-meta>
</file>